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7da647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svg:stroke-width="0.051cm" draw:marker-start-width="0.276cm" draw:marker-end-width="0.276cm" draw:fill="solid" draw:fill-color="#7da647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102cm" draw:marker-start-width="0.352cm" draw:marker-end-width="0.352cm" draw:fill="solid" draw:fill-color="#7da647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4" style:family="graphic" style:parent-style-name="standard">
      <style:graphic-properties draw:stroke="none" svg:stroke-width="0.051cm" draw:marker-start-width="0.276cm" draw:marker-end-width="0.276cm" draw:fill="none" fo:min-height="0.788cm"/>
    </style:style>
    <style:style style:name="gr5" style:family="graphic" style:parent-style-name="standard">
      <style:graphic-properties draw:stroke="none" svg:stroke-width="0.051cm" draw:marker-start-width="0.276cm" draw:marker-end-width="0.276cm" draw:fill="none" fo:min-height="0.713cm"/>
    </style:style>
    <style:style style:name="gr6" style:family="graphic" style:parent-style-name="standard">
      <style:graphic-properties svg:stroke-width="0.051cm" draw:marker-start-width="0.276cm" draw:marker-end-width="0.2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6.08cm" svg:y="6.715cm">
          <text:p text:style-name="P1">0</text:p>
          <text:p text:style-name="P1">(MRU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8.62cm" svg:y="6.71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1.16cm" svg:y="6.71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3.7cm" svg:y="6.71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6.24cm" svg:y="6.71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8.78cm" svg:y="6.71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21.32cm" svg:y="6.71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1.905cm" svg:x="23.86cm" svg:y="6.715cm">
          <text:p text:style-name="P1">7</text:p>
          <text:p text:style-name="P1">(LRU)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605cm" svg:height="1.038cm" svg:x="1.635cm" svg:y="7.35cm">
          <draw:text-box>
            <text:p text:style-name="P2">LRU Stack </text:p>
          </draw:text-box>
        </draw:frame>
        <draw:frame draw:style-name="gr5" draw:text-style-name="P2" draw:layer="layout" svg:width="3.605cm" svg:height="0.963cm" svg:x="1.635cm" svg:y="8.948cm">
          <draw:text-box>
            <text:p text:style-name="P2"># Way</text:p>
          </draw:text-box>
        </draw:frame>
        <draw:custom-shape draw:style-name="gr6" draw:text-style-name="P1" draw:layer="layout" svg:width="1.905cm" svg:height="1.905cm" svg:x="6.08cm" svg:y="8.62cm">
          <text:p text:style-name="P1">W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8.62cm" svg:y="8.62cm">
          <text:p text:style-name="P1">W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11.16cm" svg:y="8.62cm">
          <text:p text:style-name="P1">W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13.7cm" svg:y="8.62cm">
          <text:p text:style-name="P1">W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16.24cm" svg:y="8.62cm">
          <text:p text:style-name="P1">W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18.78cm" svg:y="8.62cm">
          <text:p text:style-name="P1">W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21.32cm" svg:y="8.62cm">
          <text:p text:style-name="P1">W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23.86cm" svg:y="8.62cm">
          <text:p text:style-name="P1">W<text:span text:style-name="T1">7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4.725cm" svg:y1="6.08cm" svg:x2="24.725cm" svg:y2="2.905cm">
          <text:p/>
        </draw:line>
        <draw:line draw:style-name="gr8" draw:text-style-name="P1" draw:layer="layout" svg:x1="6.915cm" svg:y1="2.905cm" svg:x2="6.915cm" svg:y2="6.08cm">
          <text:p/>
        </draw:line>
        <draw:frame draw:style-name="gr5" draw:layer="layout" svg:width="4.24cm" svg:height="1.673cm" svg:x="7.35cm" svg:y="4.175cm">
          <draw:text-box>
            <text:p>Insertion position</text:p>
          </draw:text-box>
        </draw:frame>
        <draw:frame draw:style-name="gr5" draw:text-style-name="P2" draw:layer="layout" svg:width="3.175cm" svg:height="1.673cm" svg:x="21.115cm" svg:y="4.175cm">
          <draw:text-box>
            <text:p text:style-name="P2">Victim selection</text:p>
          </draw:text-box>
        </draw:frame>
        <draw:frame draw:style-name="gr5" draw:layer="layout" svg:width="4.727cm" svg:height="0.963cm" svg:x="5.445cm" svg:y="1.307cm">
          <draw:text-box>
            <text:p>Incoming line</text:p>
          </draw:text-box>
        </draw:frame>
        <draw:frame draw:style-name="gr5" draw:layer="layout" svg:width="4.236cm" svg:height="0.963cm" svg:x="21.955cm" svg:y="1.307cm">
          <draw:text-box>
            <text:p>Evicted line</text:p>
          </draw:text-box>
        </draw:frame>
        <draw:custom-shape draw:style-name="gr1" draw:text-style-name="P1" draw:layer="layout" svg:width="1.905cm" svg:height="1.905cm" svg:x="6.08cm" svg:y="16.78cm">
          <text:p text:style-name="P1">0</text:p>
          <text:p text:style-name="P1">(MFU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8.62cm" svg:y="16.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1.16cm" svg:y="16.7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3.7cm" svg:y="16.7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6.24cm" svg:y="16.7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8.78cm" svg:y="16.7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21.32cm" svg:y="16.7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1.905cm" svg:x="23.86cm" svg:y="16.78cm">
          <text:p text:style-name="P1">7</text:p>
          <text:p text:style-name="P1">(LFU)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605cm" svg:height="1.038cm" svg:x="1.635cm" svg:y="17.415cm">
          <draw:text-box>
            <text:p text:style-name="P2">LFU Stack </text:p>
          </draw:text-box>
        </draw:frame>
        <draw:frame draw:style-name="gr5" draw:text-style-name="P2" draw:layer="layout" svg:width="3.605cm" svg:height="0.963cm" svg:x="1.635cm" svg:y="19.013cm">
          <draw:text-box>
            <text:p text:style-name="P2"># Way</text:p>
          </draw:text-box>
        </draw:frame>
        <draw:custom-shape draw:style-name="gr6" draw:text-style-name="P1" draw:layer="layout" svg:width="1.905cm" svg:height="1.905cm" svg:x="6.08cm" svg:y="18.685cm">
          <text:p text:style-name="P1">W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8.62cm" svg:y="18.685cm">
          <text:p text:style-name="P1">W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11.16cm" svg:y="18.685cm">
          <text:p text:style-name="P1">W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13.7cm" svg:y="18.685cm">
          <text:p text:style-name="P1">W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16.24cm" svg:y="18.685cm">
          <text:p text:style-name="P1">W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18.78cm" svg:y="18.685cm">
          <text:p text:style-name="P1">W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21.32cm" svg:y="18.685cm">
          <text:p text:style-name="P1">W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905cm" svg:x="23.86cm" svg:y="18.685cm">
          <text:p text:style-name="P1">W<text:span text:style-name="T1">7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4.725cm" svg:y1="16.145cm" svg:x2="24.725cm" svg:y2="12.97cm">
          <text:p/>
        </draw:line>
        <draw:line draw:style-name="gr8" draw:text-style-name="P1" draw:layer="layout" svg:x1="6.915cm" svg:y1="12.97cm" svg:x2="6.915cm" svg:y2="16.145cm">
          <text:p/>
        </draw:line>
        <draw:frame draw:style-name="gr5" draw:layer="layout" svg:width="4.24cm" svg:height="1.673cm" svg:x="7.35cm" svg:y="14.24cm">
          <draw:text-box>
            <text:p>Insertion position</text:p>
          </draw:text-box>
        </draw:frame>
        <draw:frame draw:style-name="gr5" draw:text-style-name="P2" draw:layer="layout" svg:width="3.175cm" svg:height="1.673cm" svg:x="21.115cm" svg:y="14.24cm">
          <draw:text-box>
            <text:p text:style-name="P2">Victim selection</text:p>
          </draw:text-box>
        </draw:frame>
        <draw:frame draw:style-name="gr5" draw:layer="layout" svg:width="4.727cm" svg:height="0.963cm" svg:x="5.445cm" svg:y="11.372cm">
          <draw:text-box>
            <text:p>Incoming line</text:p>
          </draw:text-box>
        </draw:frame>
        <draw:frame draw:style-name="gr5" draw:layer="layout" svg:width="4.236cm" svg:height="0.963cm" svg:x="21.955cm" svg:y="11.372cm">
          <draw:text-box>
            <text:p>Evicted line</text:p>
          </draw:text-box>
        </draw:frame>
        <draw:line draw:style-name="gr9" draw:text-style-name="P1" draw:layer="layout" svg:x1="1.635cm" svg:y1="11.16cm" svg:x2="26.4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n Cai</meta:initial-creator>
    <meta:creation-date>2011-06-06T12:31:10</meta:creation-date>
    <dc:date>2011-06-06T13:20:48</dc:date>
    <dc:creator>Min Cai</dc:creator>
    <meta:editing-duration>PT00H19M08S</meta:editing-duration>
    <meta:editing-cycles>23</meta:editing-cycles>
    <meta:generator>OpenOffice.org/3.2$Linux OpenOffice.org_project/320m12$Build-9483</meta:generator>
    <meta:document-statistic meta:object-count="49"/>
  </office:meta>
</office:document-meta>
</file>